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60000225000003BBD3614963C.wmf"/>
  <manifest:file-entry manifest:media-type="" manifest:full-path="Pictures/200000110000369200003678A961FD7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CommercialScript BT" svg:font-family="'CommercialScript BT', Mistral" style:font-family-generic="script"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fo:background-color="transparent" style:font-size-asian="14pt" style:font-weight-asian="bold" style:font-name-complex="Arial" style:font-size-complex="14pt"/>
    </style:style>
    <style:style style:name="P2" style:family="paragraph" style:parent-style-name="Standard">
      <style:paragraph-properties fo:text-align="center" style:justify-single-word="false" style:text-autospace="none"/>
      <style:text-properties style:font-name="Arial" fo:font-size="11pt" fo:font-weight="bold" style:font-size-asian="11pt" style:font-weight-asian="bold" style:font-name-complex="Arial" style:font-size-complex="11pt"/>
    </style:style>
    <style:style style:name="P3" style:family="paragraph" style:parent-style-name="Title">
      <style:paragraph-properties fo:line-height="200%"/>
      <style:text-properties fo:font-size="14pt" fo:font-weight="normal" style:font-size-asian="14pt" style:font-weight-asian="normal" style:font-size-complex="14pt"/>
    </style:style>
    <style:style style:name="P4" style:family="paragraph" style:parent-style-name="Title">
      <style:paragraph-properties fo:line-height="150%"/>
      <style:text-properties style:font-name="Arial" fo:font-size="14pt" style:font-size-asian="14pt" style:font-size-complex="14pt"/>
    </style:style>
    <style:style style:name="P5" style:family="paragraph" style:parent-style-name="Title">
      <style:paragraph-properties fo:line-height="200%" fo:text-align="start" style:justify-single-word="false"/>
      <style:text-properties style:font-name="Arial" fo:font-size="14pt" fo:font-weight="normal" style:font-size-asian="14pt" style:font-weight-asian="normal"/>
    </style:style>
    <style:style style:name="P6" style:family="paragraph" style:parent-style-name="Title">
      <style:paragraph-properties fo:line-height="150%"/>
      <style:text-properties style:font-name="Arial" style:font-size-complex="12pt"/>
    </style:style>
    <style:style style:name="P7" style:family="paragraph" style:parent-style-name="Title">
      <style:paragraph-properties fo:line-height="200%"/>
      <style:text-properties style:font-name="Arial" fo:font-weight="normal" style:font-weight-asian="normal"/>
    </style:style>
    <style:style style:name="P8" style:family="paragraph" style:parent-style-name="Title">
      <style:paragraph-properties fo:line-height="200%"/>
    </style:style>
    <style:style style:name="P9" style:family="paragraph" style:parent-style-name="Title">
      <style:paragraph-properties fo:line-height="200%" fo:text-align="start" style:justify-single-word="false"/>
    </style:style>
    <style:style style:name="P10" style:family="paragraph" style:parent-style-name="Title">
      <style:paragraph-properties fo:line-height="200%"/>
      <style:text-properties fo:font-size="18pt" style:font-size-asian="18pt"/>
    </style:style>
    <style:style style:name="P11" style:family="paragraph" style:parent-style-name="Title">
      <style:paragraph-properties fo:line-height="200%"/>
      <style:text-properties fo:font-size="8pt" style:font-size-asian="8pt" style:font-size-complex="8pt"/>
    </style:style>
    <style:style style:name="P12" style:family="paragraph" style:parent-style-name="Title">
      <style:paragraph-properties fo:margin-left="1.251cm" fo:margin-right="2.339cm" fo:line-height="150%" fo:text-indent="0cm" style:auto-text-indent="false"/>
      <style:text-properties style:font-name="Arial" fo:font-size="11pt" fo:font-weight="normal" style:font-size-asian="11pt" style:font-weight-asian="normal"/>
    </style:style>
    <style:style style:name="P13" style:family="paragraph" style:parent-style-name="Title">
      <style:paragraph-properties fo:margin-left="0cm" fo:margin-right="-0.161cm" fo:line-height="200%" fo:text-indent="0cm" style:auto-text-indent="false"/>
      <style:text-properties style:font-name="Arial" style:font-name-complex="Arial" style:font-size-complex="12pt"/>
    </style:style>
    <style:style style:name="P14" style:family="paragraph" style:parent-style-name="Title">
      <style:paragraph-properties fo:margin-left="0cm" fo:margin-right="-0.161cm" fo:line-height="200%" fo:text-indent="0cm" style:auto-text-indent="false"/>
      <style:text-properties style:font-size-complex="12pt"/>
    </style:style>
    <style:style style:name="P15" style:family="paragraph" style:parent-style-name="Title">
      <style:paragraph-properties fo:margin-left="0cm" fo:margin-right="-0.161cm" fo:line-height="150%" fo:text-indent="0cm" style:auto-text-indent="false"/>
    </style:style>
    <style:style style:name="P16" style:family="paragraph" style:parent-style-name="Title">
      <style:paragraph-properties fo:margin-left="0cm" fo:margin-right="-0.161cm" fo:line-height="150%" fo:text-indent="0cm" style:auto-text-indent="false"/>
      <style:text-properties style:font-name="Verdana"/>
    </style:style>
    <style:style style:name="P17" style:family="paragraph" style:parent-style-name="Title">
      <style:paragraph-properties fo:margin-left="4.445cm" fo:margin-right="-0.161cm" fo:line-height="150%" fo:text-indent="0cm" style:auto-text-indent="false"/>
      <style:text-properties fo:font-size="18pt" fo:font-weight="normal" style:font-size-asian="18pt" style:font-weight-asian="normal" style:font-size-complex="18pt"/>
    </style:style>
    <style:style style:name="P18" style:family="paragraph" style:parent-style-name="Title">
      <style:paragraph-properties fo:margin-left="4.445cm" fo:margin-right="-0.161cm" fo:text-align="justify" style:justify-single-word="false" fo:text-indent="0cm" style:auto-text-indent="false"/>
    </style:style>
    <style:style style:name="P19" style:family="paragraph" style:parent-style-name="Title">
      <style:paragraph-properties fo:margin-left="4.445cm" fo:margin-right="-0.161cm" fo:text-align="justify" style:justify-single-word="false" fo:text-indent="0cm" style:auto-text-indent="false"/>
      <style:text-properties fo:font-size="16pt" fo:font-weight="normal" style:font-size-asian="16pt" style:font-weight-asian="normal" style:font-size-complex="16pt"/>
    </style:style>
    <style:style style:name="P20" style:family="paragraph" style:parent-style-name="Title">
      <style:paragraph-properties fo:margin-left="4.445cm" fo:margin-right="0.132cm" fo:line-height="150%" fo:text-align="justify" style:justify-single-word="false" fo:text-indent="0cm" style:auto-text-indent="false"/>
      <style:text-properties fo:font-size="18pt" fo:font-weight="normal" style:font-size-asian="18pt" style:font-weight-asian="normal" style:font-size-complex="18pt"/>
    </style:style>
    <style:style style:name="P21" style:family="paragraph" style:parent-style-name="Title">
      <style:paragraph-properties fo:margin-left="7.938cm" fo:margin-right="-0.161cm" fo:line-height="150%" fo:text-align="justify" style:justify-single-word="false" fo:text-indent="0cm" style:auto-text-indent="false"/>
      <style:text-properties style:font-name="CommercialScript BT" fo:font-size="18pt" style:font-size-asian="18pt" style:font-name-complex="Arial" style:font-size-complex="18pt"/>
    </style:style>
    <style:style style:name="P22" style:family="paragraph" style:parent-style-name="Title">
      <style:paragraph-properties fo:margin-left="7.938cm" fo:margin-right="-0.161cm" fo:line-height="150%" fo:text-align="justify" style:justify-single-word="false" fo:text-indent="0cm" style:auto-text-indent="false"/>
      <style:text-properties fo:font-size="20pt" fo:font-weight="normal" style:font-size-asian="20pt" style:font-weight-asian="normal" style:font-size-complex="20pt"/>
    </style:style>
    <style:style style:name="P23" style:family="paragraph" style:parent-style-name="Title" style:master-page-name="Standard">
      <style:paragraph-properties fo:line-height="150%" style:page-number="auto"/>
    </style:style>
    <style:style style:name="P24" style:family="paragraph" style:parent-style-name="Subtitle">
      <style:paragraph-properties fo:line-height="200%" fo:text-align="start" style:justify-single-word="false"/>
      <style:text-properties style:font-name="Arial" fo:font-size="14pt" fo:font-weight="normal" style:font-size-asian="14pt" style:font-weight-asian="normal"/>
    </style:style>
    <style:style style:name="P25" style:family="paragraph" style:parent-style-name="Subtitle">
      <style:paragraph-properties fo:margin-left="7.938cm" fo:margin-right="-0.161cm" fo:line-height="150%" fo:text-align="justify" style:justify-single-word="false" fo:text-indent="0cm" style:auto-text-indent="false"/>
      <style:text-properties style:font-name="CommercialScript BT" fo:font-size="18pt" style:font-size-asian="18pt" style:font-name-complex="Arial" style:font-size-complex="18pt"/>
    </style:style>
    <style:style style:name="P26" style:family="paragraph" style:parent-style-name="Subtitle">
      <style:paragraph-properties fo:margin-left="7.938cm" fo:margin-right="-0.161cm" fo:line-height="150%" fo:text-align="justify" style:justify-single-word="false" fo:text-indent="0cm" style:auto-text-indent="false"/>
      <style:text-properties fo:font-size="20pt" fo:font-weight="normal" style:font-size-asian="20pt" style:font-weight-asian="normal" style:font-size-complex="20pt"/>
    </style:style>
    <style:style style:name="P27" style:family="paragraph" style:parent-style-name="Text_20_body">
      <style:paragraph-properties fo:margin-left="7.938cm" fo:margin-right="-0.161cm" fo:line-height="150%" fo:text-align="justify" style:justify-single-word="false" fo:text-indent="0cm" style:auto-text-indent="false"/>
      <style:text-properties style:font-name="CommercialScript BT" fo:font-size="18pt" style:font-size-asian="18pt" style:font-name-complex="Arial" style:font-size-complex="18pt"/>
    </style:style>
    <style:style style:name="P28" style:family="paragraph" style:parent-style-name="Text_20_body">
      <style:paragraph-properties fo:margin-left="7.938cm" fo:margin-right="-0.161cm" fo:line-height="150%" fo:text-align="justify" style:justify-single-word="false" fo:text-indent="0cm" style:auto-text-indent="false"/>
      <style:text-properties fo:font-size="20pt" fo:font-weight="normal" style:font-size-asian="20pt" style:font-weight-asian="normal" style:font-size-complex="20pt"/>
    </style:style>
    <style:style style:name="P29" style:family="paragraph" style:parent-style-name="Text_20_body">
      <style:paragraph-properties fo:margin-left="4.445cm" fo:margin-right="-0.161cm" fo:text-align="justify" style:justify-single-word="false" fo:text-indent="0cm" style:auto-text-indent="false"/>
      <style:text-properties fo:font-size="16pt" fo:font-weight="normal" style:font-size-asian="16pt" style:font-weight-asian="normal" style:font-size-complex="16pt"/>
    </style:style>
    <style:style style:name="T1" style:family="text">
      <style:text-properties style:font-name="Arial" fo:font-size="16pt" style:font-size-asian="16pt" style:font-size-complex="16pt"/>
    </style:style>
    <style:style style:name="T2" style:family="text">
      <style:text-properties style:font-name="Arial" fo:font-size="14pt" style:font-size-asian="14pt"/>
    </style:style>
    <style:style style:name="T3" style:family="text">
      <style:text-properties style:font-name="Arial" fo:font-size="14pt" fo:font-weight="normal" style:font-size-asian="14pt" style:font-weight-asian="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áficos1" text:anchor-type="char" svg:x="0.206cm" svg:y="-0.136cm" svg:width="2.014cm" svg:height="2.992cm" draw:z-index="0"><draw:image xlink:href="Pictures/200000560000225000003BBD3614963C.wmf" xlink:type="simple" xlink:show="embed" xlink:actuate="onLoad"/></draw:frame><draw:frame draw:style-name="fr2" draw:name="gráficos2" text:anchor-type="char" svg:x="13.335cm" svg:y="-0.136cm" svg:width="2.221cm" svg:height="2.536cm" draw:z-index="1"><draw:image xlink:href="Pictures/200000110000369200003678A961FD77.wmf" xlink:type="simple" xlink:show="embed" xlink:actuate="onLoad"/></draw:frame><text:span text:style-name="T1">UNIVERSIDAD MAYOR DE SAN SIMÓN</text:span></text:p>
      <text:p text:style-name="P4">FACULTAD DE CIENCIAS Y TECNOLOGÍA</text:p>
      <text:p text:style-name="P6">CARRERA DE INGENIERÍA DE SISTEMAS</text:p>
      <text:p text:style-name="P10"/>
      <text:p text:style-name="P10"/>
      <text:p text:style-name="P10"/>
      <text:p text:style-name="P1">SISTEMA WEB MICROBLOG PARA NOTIFICACIÓN DE ACCIONES APLICADAS EN REPOSITORIOS LOCALES DE DESARROLLO DE PROYECTOS DE SOFTWARE VERSIONADOS CON GIT.</text:p>
      <text:p text:style-name="P2"/>
      <text:p text:style-name="P7"/>
      <text:p text:style-name="P12">Proyecto de Grado, Presentado Para Optar al Diploma Académico de Licenciatura en Ingeniería de Sistemas.</text:p>
      <text:p text:style-name="P10"/>
      <text:p text:style-name="P10"/>
      <text:p text:style-name="P9"><text:span text:style-name="T2">Presentado por: </text:span><text:span text:style-name="T3">GARY INTURIAS ROJAS</text:span></text:p>
      <text:p text:style-name="P10"/>
      <text:p text:style-name="P9"><text:span text:style-name="T2">Tutor: </text:span><text:span text:style-name="T3">Lic. Boris Marcelo Calancha Navia</text:span></text:p>
      <text:p text:style-name="P5"/>
      <text:p text:style-name="P24"/>
      <text:p text:style-name="P8">COCHABAMBA – BOLIVIA</text:p>
      <text:p text:style-name="P3">Diciembre, 2009</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7">DEDICATORIA</text:p>
      <text:p text:style-name="P14"/>
      <text:p text:style-name="P20">A mis queridos padres y a mis hermanos por brindarme su apoyo incondicional.</text:p>
      <text:p text:style-name="P21"/>
      <text:p text:style-name="P21"/>
      <text:p text:style-name="P21"/>
      <text:p text:style-name="P25"/>
      <text:p text:style-name="P27"/>
      <text:p text:style-name="P21"/>
      <text:p text:style-name="P21"/>
      <text:p text:style-name="P21"><text:soft-page-break/></text:p>
      <text:p text:style-name="P17">AGRADECIMIENTOS</text:p>
      <text:p text:style-name="P19">A Dios por darme la luz y guía espiritual para mi crecimiento tanto intelectual como moral.</text:p>
      <text:p text:style-name="P19"/>
      <text:p text:style-name="P19">A mis padres por el amor que me brindan sus desvelos, sus sacrificios, su amistad y compañerismo.</text:p>
      <text:p text:style-name="P18"/>
      <text:p text:style-name="P29">Al Lic. Boris Marcelo Calancha por su asesoría y</text:p>
      <text:p text:style-name="P29">dirección en el desarrollo del proyecto.</text:p>
      <text:p text:style-name="P19"/>
      <text:p text:style-name="P19">A los docentes por sus consejos y enseñanzas, haciendo de mí una persona de bien.</text:p>
      <text:p text:style-name="P19"/>
      <text:p text:style-name="P19">A la Universidad por abrirme las puertas y cobijarme hasta la culminación mis estudios.</text:p>
      <text:p text:style-name="P19"/>
      <text:p text:style-name="P19">Y a todos mis amigos que me ayudaron y me apoyaron.</text:p>
      <text:p text:style-name="P19"/>
      <text:p text:style-name="P22">¡Muchas Gracias!</text:p>
      <text:p text:style-name="P26"/>
      <text:p text:style-name="P28"/>
      <text:p text:style-name="P28"/>
      <text:p text:style-name="P28"/>
      <text:p text:style-name="P28"/>
      <text:p text:style-name="P15"/>
      <text:p text:style-name="P16"><text:soft-page-break/>FICHA RESUMEN</text:p>
      <text:p text:style-name="P11"/>
      <text:p text:style-name="Text_20_body">El desarrollo de proyecto de software en la actualidad se encuentra a cargo de un equipo de desarrolladores, como así también los administradores del proyecto.</text:p>
      <text:p text:style-name="Text_20_body">La comunicación entre los integrantes es esencial para el cumplimiento de los objetivos a alcanzar, para la coordinación eficaz del equipo de trabajo y la determinación de tiempos para las respectivas tareas designadas.</text:p>
      <text:p text:style-name="Text_20_body"/>
      <text:p text:style-name="Text_20_body">La dificultad de tratar con cada uno de los integrantes de forma personal aumenta según el numero que estos integran y aun mas si realizan sus trabajos a distancia, esto causa mala comprensión de las tareas a cumplir dentro del desarrollo de software. Provocando perdidas de tiempo que en el transcurso son esenciales para la culminación del proyecto.</text:p>
      <text:p text:style-name="Text_20_body"/>
      <text:p text:style-name="Text_20_body">La mayoría de sistemas de control de versiones no se encuentran integrados a un sistema que de a conocer las actividades que se realizan en cada uno de los repositorios que modifican cada integrante desarrollador, Así provocando una sincronización causando conflictos a la hora de realizar actualizaciones en los repositorios.</text:p>
      <text:p text:style-name="Text_20_body">El sistema de control de versiones GIT no es una excepción a estos posibles problemas, debido a que cada integrante del grupo de desarrollo obtiene una copia idéntica del repositorio, el cual es una de las cualidades de los sistemas de control de versiones distribuidas.</text:p>
      <text:p text:style-name="Text_20_body"/>
      <text:p text:style-name="Text_20_body">Es por esto que surge la idea de aportar con una herramienta para facilitar las notificaciones de las acciones que se efectúan en los repositorios de trabajo, mediante un sistema web microblog y así poder reducir los conflictos de inconsistencias debido a las modificaciones de ficheros por varias personas no coordinadas, también se podrá registrar las listas de tareas asignadas a cada integrante </text:p>
      <text:p text:style-name="Text_20_body">perteneciente al repositorio en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CommercialScript BT" svg:font-family="'CommercialScript BT', Mistral" style:font-family-generic="script"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B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Standard" style:next-style-name="Text_20_body" style:class="chapter">
      <style:paragraph-properties fo:text-align="center" style:justify-single-word="false"/>
      <style:text-properties fo:font-size="12pt" fo:font-weight="bold" style:font-size-asian="12pt" style:font-weight-asian="bold"/>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3.501cm" fo:margin-right="2.501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NIVERSIDAD MAYOR DE SAN SIMON</dc:title>
    <meta:initial-creator>Violeta</meta:initial-creator>
    <meta:creation-date>2005-11-16T23:59:00</meta:creation-date>
    <dc:creator>webmaster</dc:creator>
    <dc:date>2009-03-13T15:13:00</dc:date>
    <meta:print-date>2006-06-01T15:26:00</meta:print-date>
    <meta:editing-cycles>30</meta:editing-cycles>
    <meta:editing-duration>PT03H37M00S</meta:editing-duration>
    <meta:document-statistic meta:table-count="0" meta:image-count="2" meta:object-count="0" meta:page-count="4" meta:paragraph-count="28" meta:word-count="452" meta:character-count="2848"/>
    <meta:generator>OpenOffice.org/3.0$Linux OpenOffice.org_project/300m15$Build-9379</meta:generator>
  </office:meta>
</office:document-meta>
</file>